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6000001958121CBCFCC8C8B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884cm" fo:min-width="7.20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9.483cm" draw:z-index="0"><draw:image xlink:href="Pictures/10000201000002D6000001958121CBCFCC8C8BBD.png" xlink:type="simple" xlink:show="embed" xlink:actuate="onLoad"/></draw:frame><draw:custom-shape text:anchor-type="paragraph" draw:z-index="1" draw:name="シェイプ1" draw:style-name="gr1" draw:text-style-name="P1" svg:width="7.303cm" svg:height="0.98cm" svg:x="2.268cm" svg:y="7.0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5S</meta:editing-duration>
    <meta:editing-cycles>4</meta:editing-cycles>
    <meta:generator>LibreOffice/5.2.3.3$Windows_X86_64 LibreOffice_project/d54a8868f08a7b39642414cf2c8ef2f228f780cf</meta:generator>
    <dc:date>2016-12-25T17:46:25.213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